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f9fbc" officeooo:paragraph-rsid="001f9fbc"/>
    </style:style>
    <style:style style:name="P2" style:family="paragraph" style:parent-style-name="Standard">
      <style:text-properties officeooo:rsid="00211f02" officeooo:paragraph-rsid="00211f02"/>
    </style:style>
    <style:style style:name="P3" style:family="paragraph" style:parent-style-name="Standard">
      <style:text-properties officeooo:rsid="00218190" officeooo:paragraph-rsid="00218190"/>
    </style:style>
    <style:style style:name="P4" style:family="paragraph" style:parent-style-name="Standard">
      <style:text-properties officeooo:rsid="0023d98f" officeooo:paragraph-rsid="0023d98f"/>
    </style:style>
    <style:style style:name="P5" style:family="paragraph" style:parent-style-name="Standard">
      <style:text-properties officeooo:rsid="0024bfb5" officeooo:paragraph-rsid="0024bfb5"/>
    </style:style>
    <style:style style:name="P6" style:family="paragraph" style:parent-style-name="Standard">
      <style:text-properties officeooo:rsid="00262d1b" officeooo:paragraph-rsid="00262d1b"/>
    </style:style>
    <style:style style:name="P7" style:family="paragraph" style:parent-style-name="Standard">
      <style:text-properties officeooo:rsid="0027ce1a" officeooo:paragraph-rsid="0027ce1a"/>
    </style:style>
    <style:style style:name="P8" style:family="paragraph" style:parent-style-name="Standard">
      <style:text-properties officeooo:rsid="0029f10e" officeooo:paragraph-rsid="0029f10e"/>
    </style:style>
    <style:style style:name="P9" style:family="paragraph" style:parent-style-name="Standard">
      <style:text-properties officeooo:rsid="002e8dae" officeooo:paragraph-rsid="002e8dae"/>
    </style:style>
    <style:style style:name="P10" style:family="paragraph" style:parent-style-name="Standard">
      <style:text-properties officeooo:rsid="002ff821" officeooo:paragraph-rsid="002ff821"/>
    </style:style>
    <style:style style:name="P11" style:family="paragraph" style:parent-style-name="Standard">
      <style:text-properties officeooo:rsid="00332dd5" officeooo:paragraph-rsid="00332dd5"/>
    </style:style>
    <style:style style:name="P12" style:family="paragraph" style:parent-style-name="Standard">
      <style:text-properties officeooo:rsid="0034d944" officeooo:paragraph-rsid="0034d944"/>
    </style:style>
    <style:style style:name="P13" style:family="paragraph" style:parent-style-name="Standard">
      <style:text-properties officeooo:rsid="00367550" officeooo:paragraph-rsid="00367550"/>
    </style:style>
    <style:style style:name="P14" style:family="paragraph" style:parent-style-name="Standard">
      <style:text-properties officeooo:rsid="003bb02a" officeooo:paragraph-rsid="003bb02a"/>
    </style:style>
    <style:style style:name="P15" style:family="paragraph" style:parent-style-name="Standard">
      <style:text-properties officeooo:rsid="003ebe5b" officeooo:paragraph-rsid="003ebe5b"/>
    </style:style>
    <style:style style:name="P16" style:family="paragraph" style:parent-style-name="Standard">
      <style:text-properties officeooo:rsid="00452317" officeooo:paragraph-rsid="00452317"/>
    </style:style>
    <style:style style:name="P17" style:family="paragraph" style:parent-style-name="Standard">
      <style:paragraph-properties fo:break-before="page"/>
      <style:text-properties officeooo:rsid="002e8dae" officeooo:paragraph-rsid="002e8dae"/>
    </style:style>
    <style:style style:name="T1" style:family="text">
      <style:text-properties officeooo:rsid="002aec25"/>
    </style:style>
    <style:style style:name="T2" style:family="text">
      <style:text-properties officeooo:rsid="002ddd0a"/>
    </style:style>
    <style:style style:name="T3" style:family="text">
      <style:text-properties officeooo:rsid="003296ee"/>
    </style:style>
    <style:style style:name="T4" style:family="text">
      <style:text-properties officeooo:rsid="00358366"/>
    </style:style>
    <style:style style:name="T5" style:family="text">
      <style:text-properties officeooo:rsid="00379f51"/>
    </style:style>
    <style:style style:name="T6" style:family="text">
      <style:text-properties officeooo:rsid="003a8398"/>
    </style:style>
    <style:style style:name="T7" style:family="text">
      <style:text-properties officeooo:rsid="0042268c"/>
    </style:style>
    <style:style style:name="T8" style:family="text">
      <style:text-properties officeooo:rsid="0044825e"/>
    </style:style>
    <style:style style:name="T9" style:family="text">
      <style:text-properties officeooo:rsid="004646b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mdahl’s law</text:p>
      <text:p text:style-name="P3">Maksimal speedup <text:s/>for paralelisering ( Unedelig antall kjerner) </text:p>
      <text:p text:style-name="P2">S &lt;= T_serial/(P*T_serial)</text:p>
      <text:p text:style-name="P2">P: Delen av programmet som bare kan kjøre serielt. </text:p>
      <text:p text:style-name="P2"/>
      <text:p text:style-name="P2"/>
      <text:p text:style-name="P2"/>
      <text:p text:style-name="P4">Broadcast</text:p>
      <text:p text:style-name="P4"/>
      <text:p text:style-name="P5">Critical sections </text:p>
      <text:p text:style-name="P5"/>
      <text:p text:style-name="P5"/>
      <text:p text:style-name="P6">Deadlock (Rekkefølge) </text:p>
      <text:p text:style-name="P7"><text:tab/>Deadlocks kan bare skje når man skaffer seg flere låser </text:p>
      <text:p text:style-name="P7"/>
      <text:p text:style-name="P7"/>
      <text:p text:style-name="P8"><text:span text:style-name="T2">Efficiency</text:span> </text:p>
      <text:p text:style-name="P8"><text:tab/><text:span text:style-name="T2">Efficiency</text:span> er speedup per core. </text:p>
      <text:p text:style-name="P8"><text:tab/><text:tab/><text:span text:style-name="T1">(Innenfor paralell computing)</text:span></text:p>
      <text:p text:style-name="P8"><text:tab/><text:span text:style-name="T2">Efficiency = speedup/Cores </text:span></text:p>
      <text:p text:style-name="P8"/>
      <text:p text:style-name="P8"/>
      <text:p text:style-name="P9">Flyhn’s taxonomy</text:p>
      <text:p text:style-name="P9"><text:tab/>SISO, MIMO, etc. </text:p>
      <text:p text:style-name="P9"/>
      <text:p text:style-name="P10">GPU-er passer ikke helt med SIMD, så man kaller det helelr SIMT (SI, multiple threads) </text:p>
      <text:p text:style-name="P10"><text:tab/><text:span text:style-name="T3">Men ca. Det samme. </text:span></text:p>
      <text:p text:style-name="P10"/>
      <text:p text:style-name="P11">De fleste kjerner er MIMD</text:p>
      <text:p text:style-name="P12">SPMD:</text:p>
      <text:p text:style-name="P12"><text:tab/><text:span text:style-name="T4">Clustere. (Det man gjør med MPI) </text:span></text:p>
      <text:p text:style-name="P12"/>
      <text:p text:style-name="P13">Gustafson’s law </text:p>
      <text:p text:style-name="P13"><text:tab/><text:span text:style-name="T5">Gustafsons lov sier/går ut ifra lineær speedup per kjerne. </text:span></text:p>
      <text:p text:style-name="P13"><text:tab/><text:span text:style-name="T6">Gustafsons lov går også at man endrer programmet (Siden det gir ikke mening å kjøre det <text:tab/>gamle programmet på så mange kjerner)<text:tab/></text:span></text:p>
      <text:p text:style-name="P13"/>
      <text:p text:style-name="P14">Scaled speedup = cores + (1-cores)*T_serial</text:p>
      <text:p text:style-name="P14"/>
      <text:p text:style-name="P15">I en hyperkube kan hver speiling ha en 0 eller 1-verdi </text:p>
      <text:p text:style-name="P15"><text:tab/>=&gt; Alle naboer er kun en bit-flip unna.</text:p>
      <text:p text:style-name="P15"><text:tab/><text:span text:style-name="T7">=&gt; Nyttige om man er en rank I en cluster, er det en lett måte å finne naboene sine</text:span></text:p>
      <text:p text:style-name="P15"><text:tab/><text:span text:style-name="T8">=&gt; Lettere å finne ruter </text:span></text:p>
      <text:p text:style-name="P15"><text:tab/><text:span text:style-name="T8">=&gt; Sparer antall forbindelser man mp ha. </text:span></text:p>
      <text:p text:style-name="P15"/>
      <text:p text:style-name="P15"/>
      <text:p text:style-name="P16">Instruction level <text:span text:style-name="T9">parallelism</text:span></text:p>
      <text:p text:style-name="P14"/>
      <text:p text:style-name="P10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5T14:16:54.631757281</meta:creation-date>
    <dc:date>2018-11-15T16:41:14.902645226</dc:date>
    <meta:editing-duration>PT43M5S</meta:editing-duration>
    <meta:editing-cycles>42</meta:editing-cycles>
    <meta:generator>LibreOffice/5.1.6.2$Linux_X86_64 LibreOffice_project/10m0$Build-2</meta:generator>
    <meta:document-statistic meta:table-count="0" meta:image-count="0" meta:object-count="0" meta:page-count="2" meta:paragraph-count="29" meta:word-count="177" meta:character-count="1090" meta:non-whitespace-character-count="908"/>
  </office:meta>
</office:document-meta>
</file>